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5cm" loext:contextual-spacing="false" fo:line-height="150%"/>
      <style:text-properties style:font-name="DejaVu Sans" fo:font-size="12pt" officeooo:rsid="01032b57" officeooo:paragraph-rsid="01032b57" style:font-size-asian="12pt" style:font-size-complex="12pt"/>
    </style:style>
    <style:style style:name="P2" style:family="paragraph" style:parent-style-name="Standard">
      <style:paragraph-properties fo:margin-top="0cm" fo:margin-bottom="0.15cm" loext:contextual-spacing="false" fo:line-height="150%"/>
      <style:text-properties style:font-name="DejaVu Sans" fo:font-size="12pt" fo:font-weight="normal" officeooo:rsid="00ccc5b6" officeooo:paragraph-rsid="00b8574b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top="0cm" fo:margin-bottom="0.15cm" loext:contextual-spacing="false" fo:line-height="150%"/>
      <style:text-properties style:font-name="DejaVu Sans" fo:font-size="12pt" fo:font-weight="normal" officeooo:rsid="01032b57" officeooo:paragraph-rsid="01032b57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.3cm" fo:margin-bottom="0.15cm" loext:contextual-spacing="false" fo:line-height="150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5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style:font-name="DejaVu Sans" fo:font-size="12pt" officeooo:paragraph-rsid="0088a88b" style:font-size-asian="12pt" style:font-size-complex="12pt"/>
    </style:style>
    <style:style style:name="P6" style:family="paragraph" style:parent-style-name="Standard">
      <style:paragraph-properties fo:margin-left="2.06cm" fo:margin-right="0cm" fo:margin-top="0cm" fo:margin-bottom="0.15cm" loext:contextual-spacing="false" fo:line-height="150%" fo:text-indent="-2.06cm" style:auto-text-indent="false">
        <style:tab-stops/>
      </style:paragraph-properties>
      <style:text-properties style:font-name="DejaVu Sans" fo:font-size="12pt" fo:font-weight="bold" officeooo:rsid="00f54301" officeooo:paragraph-rsid="00f54301" style:font-size-asian="12pt" style:font-weight-asian="bold" style:font-size-complex="12pt" style:font-weight-complex="bold"/>
    </style:style>
    <style:style style:name="P7" style:family="paragraph" style:parent-style-name="Standard" style:master-page-name="Standard">
      <style:paragraph-properties fo:margin-top="0cm" fo:margin-bottom="0.15cm" loext:contextual-spacing="false" fo:line-height="150%" style:page-number="auto"/>
      <style:text-properties style:font-name="DejaVu Sans" fo:font-size="12pt" officeooo:rsid="00a7c1b8" officeooo:paragraph-rsid="00a7c1b8" style:font-size-asian="12pt" style:font-name-complex="Arial1" style:font-size-complex="12pt"/>
    </style:style>
    <style:style style:name="P8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890775" officeooo:paragraph-rsid="00d1a48e" style:font-size-asian="12pt" style:font-size-complex="12pt"/>
    </style:style>
    <style:style style:name="P9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90ce9" officeooo:paragraph-rsid="00baacfd" style:font-size-asian="12pt" style:font-size-complex="12pt"/>
    </style:style>
    <style:style style:name="P10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e8cb3" officeooo:paragraph-rsid="00d7b8b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e8cb3" officeooo:paragraph-rsid="00db65db" style:font-size-asian="12pt" style:font-size-complex="12pt"/>
    </style:style>
    <style:style style:name="P12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officeooo:rsid="00b1e852" officeooo:paragraph-rsid="00b8574b" style:font-size-asian="12pt" style:font-size-complex="12pt"/>
    </style:style>
    <style:style style:name="P13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40940" officeooo:paragraph-rsid="00d40940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40940" officeooo:paragraph-rsid="00d57d91" style:font-size-asian="12pt" style:font-weight-asian="normal" style:font-name-complex="Arial1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57d91" officeooo:paragraph-rsid="00dca54d" style:font-size-asian="12pt" style:font-weight-asian="normal" style:font-name-complex="Arial1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d57d91" officeooo:paragraph-rsid="00de8440" style:font-size-asian="12pt" style:font-weight-asian="normal" style:font-name-complex="Arial1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ff40a6" officeooo:paragraph-rsid="00ff40a6" style:font-size-asian="12pt" style:font-weight-asian="normal" style:font-name-complex="Arial1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62f77" officeooo:paragraph-rsid="010bd8ea" style:font-size-asian="12pt" style:font-weight-asian="normal" style:font-name-complex="Arial1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77d07" officeooo:paragraph-rsid="00e77d07" style:font-size-asian="12pt" style:font-weight-asian="normal" style:font-name-complex="Arial1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.15cm" loext:contextual-spacing="false" fo:line-height="150%"/>
      <style:text-properties style:font-name="DejaVu Sans" fo:font-size="12pt" fo:font-weight="normal" officeooo:rsid="00ec5fc2" officeooo:paragraph-rsid="00edf96b" style:font-size-asian="12pt" style:font-weight-asian="normal" style:font-name-complex="Arial1" style:font-size-complex="12pt" style:font-weight-complex="normal"/>
    </style:style>
    <style:style style:name="P21" style:family="paragraph" style:parent-style-name="Standard" style:list-style-name="L1">
      <style:paragraph-properties fo:margin-top="0.3cm" fo:margin-bottom="0.15cm" loext:contextual-spacing="false" fo:line-height="150%"/>
      <style:text-properties style:font-name="DejaVu Sans" fo:font-size="12pt" fo:font-weight="normal" officeooo:rsid="00bcc2bc" officeooo:paragraph-rsid="00d5fcc7" style:font-size-asian="12pt" style:font-weight-asian="normal" style:font-name-complex="Arial1" style:font-size-complex="12pt" style:font-weight-complex="normal"/>
    </style:style>
    <style:style style:name="P22" style:family="paragraph" style:parent-style-name="Standard" style:list-style-name="L1">
      <style:paragraph-properties fo:margin-top="0.3cm" fo:margin-bottom="0.15cm" loext:contextual-spacing="false" fo:line-height="150%"/>
      <style:text-properties style:font-name="DejaVu Sans" fo:font-size="12pt" fo:font-weight="normal" officeooo:rsid="00e1977e" officeooo:paragraph-rsid="00e1977e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loext:graphic-properties draw:fill="none"/>
      <style:paragraph-properties fo:margin-top="0cm" fo:margin-bottom="0.499cm" loext:contextual-spacing="false" fo:line-height="100%" fo:text-align="start" style:justify-single-word="false" fo:orphans="2" fo:widows="2" fo:background-color="transparent" style:writing-mode="lr-tb"/>
      <style:text-properties style:use-window-font-color="true" style:font-name="DejaVu Sans" fo:font-size="12pt" fo:font-weight="normal" officeooo:rsid="00931d45" officeooo:paragraph-rsid="010e1650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loext:graphic-properties draw:fill="none"/>
      <style:paragraph-properties fo:margin-top="0cm" fo:margin-bottom="0.4cm" loext:contextual-spacing="false" fo:line-height="150%" fo:text-align="start" style:justify-single-word="false" fo:orphans="2" fo:widows="2" fo:background-color="transparent" style:writing-mode="lr-tb"/>
      <style:text-properties style:use-window-font-color="true" style:font-name="DejaVu Sans" fo:font-size="12pt" fo:font-weight="normal" officeooo:rsid="00c80706" officeooo:paragraph-rsid="010fc12e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61bd8"/>
    </style:style>
    <style:style style:name="T2" style:family="text">
      <style:text-properties style:font-name="Bookman Old Style" officeooo:rsid="00e8b5db"/>
    </style:style>
    <style:style style:name="T3" style:family="text">
      <style:text-properties style:font-name="Bookman Old Style" officeooo:rsid="00f0d7e9"/>
    </style:style>
    <style:style style:name="T4" style:family="text">
      <style:text-properties officeooo:rsid="00a7c1b8"/>
    </style:style>
    <style:style style:name="T5" style:family="text">
      <style:text-properties officeooo:rsid="00d22cf6"/>
    </style:style>
    <style:style style:name="T6" style:family="text">
      <style:text-properties officeooo:rsid="00d57d9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d22cf6" style:font-weight-asian="bold" style:font-weight-complex="bold"/>
    </style:style>
    <style:style style:name="T9" style:family="text">
      <style:text-properties fo:font-weight="bold" officeooo:rsid="00e8ac5b" style:font-weight-asian="bold" style:font-weight-complex="bold"/>
    </style:style>
    <style:style style:name="T10" style:family="text">
      <style:text-properties fo:font-weight="bold" officeooo:rsid="00f1e819" style:font-weight-asian="bold" style:font-weight-complex="bold"/>
    </style:style>
    <style:style style:name="T11" style:family="text">
      <style:text-properties fo:font-weight="bold" officeooo:rsid="00fc2383" style:font-weight-asian="bold" style:font-weight-complex="bold"/>
    </style:style>
    <style:style style:name="T12" style:family="text">
      <style:text-properties fo:font-weight="bold" officeooo:rsid="010bd8ea" style:font-weight-asian="bold" style:font-weight-complex="bold"/>
    </style:style>
    <style:style style:name="T13" style:family="text">
      <style:text-properties fo:font-weight="bold" style:font-weight-asian="bold" style:font-name-complex="Arial1" style:font-weight-complex="bold"/>
    </style:style>
    <style:style style:name="T14" style:family="text">
      <style:text-properties fo:font-weight="bold" officeooo:rsid="00d1a48e" style:font-weight-asian="bold" style:font-name-complex="Arial1" style:font-weight-complex="bold"/>
    </style:style>
    <style:style style:name="T15" style:family="text">
      <style:text-properties fo:font-weight="bold" officeooo:rsid="00b9c697" style:font-weight-asian="bold" style:font-name-complex="Arial1" style:font-weight-complex="bold"/>
    </style:style>
    <style:style style:name="T16" style:family="text">
      <style:text-properties fo:font-weight="bold" officeooo:rsid="00e44122" style:font-weight-asian="bold" style:font-name-complex="Arial1" style:font-weight-complex="bold"/>
    </style:style>
    <style:style style:name="T17" style:family="text">
      <style:text-properties fo:font-weight="bold" officeooo:rsid="010baa71" style:font-weight-asian="bold" style:font-name-complex="Arial1" style:font-weight-complex="bold"/>
    </style:style>
    <style:style style:name="T18" style:family="text">
      <style:text-properties fo:font-weight="bold" officeooo:rsid="00abd8fa" style:font-weight-asian="bold" style:font-name-complex="Arial1" style:font-weight-complex="bold"/>
    </style:style>
    <style:style style:name="T19" style:family="text">
      <style:text-properties fo:font-weight="bold" officeooo:rsid="006dd397" style:font-weight-asian="bold" style:font-name-complex="Arial1" style:font-weight-complex="bold"/>
    </style:style>
    <style:style style:name="T20" style:family="text">
      <style:text-properties officeooo:rsid="00f0d7e9"/>
    </style:style>
    <style:style style:name="T21" style:family="text">
      <style:text-properties officeooo:rsid="00f20fe8"/>
    </style:style>
    <style:style style:name="T22" style:family="text">
      <style:text-properties officeooo:rsid="0105dbb5"/>
    </style:style>
    <style:style style:name="T23" style:family="text">
      <style:text-properties fo:font-size="11pt" fo:font-weight="bold" officeooo:rsid="00a7c1b8" style:font-size-asian="11pt" style:font-weight-asian="bold" style:font-name-complex="Arial1" style:font-size-complex="11pt" style:font-weight-complex="bold"/>
    </style:style>
    <style:style style:name="T24" style:family="text">
      <style:text-properties fo:font-size="11pt" fo:font-weight="bold" officeooo:rsid="010fc12e" style:font-size-asian="11pt" style:font-weight-asian="bold" style:font-name-complex="Arial1" style:font-size-complex="11pt" style:font-weight-complex="bold"/>
    </style:style>
    <style:style style:name="T25" style:family="text">
      <style:text-properties fo:font-size="11pt" fo:font-weight="bold" officeooo:rsid="0111ac08" style:font-size-asian="11pt" style:font-weight-asian="bold" style:font-name-complex="Arial1" style:font-size-complex="11pt" style:font-weight-complex="bold"/>
    </style:style>
    <style:style style:name="T26" style:family="text">
      <style:text-properties style:font-name-complex="Arial1"/>
    </style:style>
    <style:style style:name="T27" style:family="text">
      <style:text-properties officeooo:rsid="00583629" style:font-name-complex="Arial1"/>
    </style:style>
    <style:style style:name="T28" style:family="text">
      <style:text-properties officeooo:rsid="00545774" style:font-name-complex="Arial1"/>
    </style:style>
    <style:style style:name="T29" style:family="text">
      <style:text-properties officeooo:rsid="00d0113b" style:font-name-complex="Arial1"/>
    </style:style>
    <style:style style:name="T30" style:family="text">
      <style:text-properties officeooo:rsid="00ec09e5" style:font-name-complex="Arial1"/>
    </style:style>
    <style:style style:name="T31" style:family="text">
      <style:text-properties officeooo:rsid="00aab760" style:font-name-complex="Arial1"/>
    </style:style>
    <style:style style:name="T32" style:family="text">
      <style:text-properties officeooo:rsid="00ab236e" style:font-name-complex="Arial1"/>
    </style:style>
    <style:style style:name="T33" style:family="text">
      <style:text-properties officeooo:rsid="00e44122" style:font-name-complex="Arial1"/>
    </style:style>
    <style:style style:name="T34" style:family="text">
      <style:text-properties officeooo:rsid="00abd8fa" style:font-name-complex="Arial1"/>
    </style:style>
    <style:style style:name="T35" style:family="text">
      <style:text-properties officeooo:rsid="00cf2b59" style:font-name-complex="Arial1"/>
    </style:style>
    <style:style style:name="T36" style:family="text">
      <style:text-properties officeooo:rsid="00b726ad" style:font-name-complex="Arial1"/>
    </style:style>
    <style:style style:name="T37" style:family="text">
      <style:text-properties fo:font-style="italic" officeooo:rsid="00d0113b" style:font-style-asian="italic" style:font-name-complex="Arial1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edf96b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ecfead" style:font-style-asian="italic" style:font-weight-asian="bold" style:font-style-complex="italic" style:font-weight-complex="bold"/>
    </style:style>
    <style:style style:name="T41" style:family="text">
      <style:text-properties fo:font-weight="normal" style:font-weight-asian="normal" style:font-name-complex="Arial1" style:font-weight-complex="normal"/>
    </style:style>
    <style:style style:name="T42" style:family="text">
      <style:text-properties fo:font-weight="normal" officeooo:rsid="008d0d35" style:font-weight-asian="normal" style:font-name-complex="Arial1" style:font-weight-complex="normal"/>
    </style:style>
    <style:style style:name="T43" style:family="text">
      <style:text-properties fo:font-weight="normal" officeooo:rsid="00b8c9fc" style:font-weight-asian="normal" style:font-name-complex="Arial1" style:font-weight-complex="normal"/>
    </style:style>
    <style:style style:name="T44" style:family="text">
      <style:text-properties fo:font-weight="normal" officeooo:rsid="00aab760" style:font-weight-asian="normal" style:font-name-complex="Arial1" style:font-weight-complex="normal"/>
    </style:style>
    <style:style style:name="T45" style:family="text">
      <style:text-properties fo:font-weight="normal" officeooo:rsid="008c882c" style:font-weight-asian="normal" style:font-name-complex="Arial1" style:font-weight-complex="normal"/>
    </style:style>
    <style:style style:name="T46" style:family="text">
      <style:text-properties fo:font-weight="normal" officeooo:rsid="0088a88b" style:font-weight-asian="normal" style:font-name-complex="Arial1" style:font-weight-complex="normal"/>
    </style:style>
    <style:style style:name="T47" style:family="text">
      <style:text-properties fo:font-weight="normal" officeooo:rsid="00b555e5" style:font-weight-asian="normal" style:font-name-complex="Arial1" style:font-weight-complex="normal"/>
    </style:style>
    <style:style style:name="T48" style:family="text">
      <style:text-properties fo:font-weight="normal" officeooo:rsid="00d40940" style:font-weight-asian="normal" style:font-name-complex="Arial1" style:font-weight-complex="normal"/>
    </style:style>
    <style:style style:name="T49" style:family="text">
      <style:text-properties fo:font-weight="normal" officeooo:rsid="00d57d91" style:font-weight-asian="normal" style:font-name-complex="Arial1" style:font-weight-complex="normal"/>
    </style:style>
    <style:style style:name="T50" style:family="text">
      <style:text-properties fo:font-weight="normal" officeooo:rsid="00d9ab4f" style:font-weight-asian="normal" style:font-name-complex="Arial1" style:font-weight-complex="normal"/>
    </style:style>
    <style:style style:name="T51" style:family="text">
      <style:text-properties fo:font-weight="normal" officeooo:rsid="00bec7f2" style:font-weight-asian="normal" style:font-name-complex="Arial1" style:font-weight-complex="normal"/>
    </style:style>
    <style:style style:name="T52" style:family="text">
      <style:text-properties fo:font-weight="normal" officeooo:rsid="00d7b8b4" style:font-weight-asian="normal" style:font-name-complex="Arial1" style:font-weight-complex="normal"/>
    </style:style>
    <style:style style:name="T53" style:family="text">
      <style:text-properties fo:font-weight="normal" officeooo:rsid="00bf7b8b" style:font-weight-asian="normal" style:font-name-complex="Arial1" style:font-weight-complex="normal"/>
    </style:style>
    <style:style style:name="T54" style:family="text">
      <style:text-properties fo:font-weight="normal" officeooo:rsid="00db65db" style:font-weight-asian="normal" style:font-name-complex="Arial1" style:font-weight-complex="normal"/>
    </style:style>
    <style:style style:name="T55" style:family="text">
      <style:text-properties fo:font-weight="normal" officeooo:rsid="00abd8fa" style:font-weight-asian="normal" style:font-name-complex="Arial1" style:font-weight-complex="normal"/>
    </style:style>
    <style:style style:name="T56" style:family="text">
      <style:text-properties fo:font-weight="normal" officeooo:rsid="00ccc5b6" style:font-weight-asian="normal" style:font-name-complex="Arial1" style:font-weight-complex="normal"/>
    </style:style>
    <style:style style:name="T57" style:family="text">
      <style:text-properties fo:font-weight="normal" officeooo:rsid="0106d8f2" style:font-weight-asian="normal" style:font-name-complex="Arial1" style:font-weight-complex="normal"/>
    </style:style>
    <style:style style:name="T58" style:family="text">
      <style:text-properties fo:font-weight="normal" officeooo:rsid="00d1a48e" style:font-weight-asian="normal" style:font-name-complex="Arial1" style:font-weight-complex="normal"/>
    </style:style>
    <style:style style:name="T59" style:family="text">
      <style:text-properties fo:font-weight="normal" officeooo:rsid="01093b23" style:font-weight-asian="normal" style:font-name-complex="Arial1" style:font-weight-complex="normal"/>
    </style:style>
    <style:style style:name="T60" style:family="text">
      <style:text-properties style:font-name="DejaVu Sans" officeooo:rsid="00e8b5db"/>
    </style:style>
    <style:style style:name="T61" style:family="text">
      <style:text-properties style:font-name="DejaVu Sans" officeooo:rsid="00f0d7e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ividad <text:span text:style-name="T21">de aprendizaje</text:span> 1<text:span text:style-name="T22">2</text:span>. Active Directory e instalación de servicio DNS.</text:p>
      <text:p text:style-name="P5"><text:span text:style-name="T27">Propósito</text:span><text:span text:style-name="T28">: </text:span><text:span text:style-name="T29">comprender los conceptos </text:span><text:span text:style-name="T30">básicos</text:span><text:span text:style-name="T29"> de </text:span><text:span text:style-name="T37">Active Directory</text:span><text:span text:style-name="T29"> e instalar un servicio DNS.</text:span></text:p>
      <text:p text:style-name="P6"><text:span text:style-name="T29">N</text:span><text:span text:style-name="T26">ota: Debe elaborar un tutorial correspondiente a esta actividad.</text:span></text:p>
      <text:p text:style-name="P4"><text:span text:style-name="T1">I</text:span>nstrucciones:</text:p>
      <text:list xml:id="list1312293190" text:style-name="L1">
        <text:list-item>
          <text:p text:style-name="P8"><text:span text:style-name="T31">Ver meticulosamente y en repetidas </text:span><text:span text:style-name="T32">ocasiones</text:span><text:span text:style-name="T31"> el </text:span><text:span text:style-name="T42">video </text:span><text:span text:style-name="T43">“</text:span><text:span text:style-name="T58">Curso de Windows Server 2012 - </text:span><text:span text:style-name="T14">08. Introducción a AD DS e instalación del ROL</text:span><text:span text:style-name="T43">”</text:span><text:span text:style-name="T42"> </text:span><text:span text:style-name="T44">perteneciente al </text:span><text:span text:style-name="T45">curso </text:span><text:span text:style-name="T46">del sistema operativo Windows Server 2012 </text:span><text:span text:style-name="T47">del autor de soporteti.net</text:span><text:span text:style-name="T46">.</text:span></text:p>
        </text:list-item>
        <text:list-item>
          <text:p text:style-name="P9"><text:span text:style-name="T46">A</text:span><text:span text:style-name="T41">l mismo tiempo debe realizar directamente en la PC virtual con windows server 2012 lo indicado en el video. </text:span><text:span text:style-name="T13">Debe prestar especial atención al puntero del </text:span><text:span text:style-name="T15">ratón</text:span><text:span text:style-name="T13"> que se muestra en el video ya que no se explica </text:span><text:span text:style-name="T17">plen</text:span><text:span text:style-name="T15">amente</text:span><text:span text:style-name="T13"> el procedimiento sino que debe observar los movimientos que realiza el expositor y lograr los mismos resultados que los que se muestran en el video.</text:span></text:p>
        </text:list-item>
        <text:list-item>
          <text:p text:style-name="P21"><text:span text:style-name="T5">Elaborar una </text:span><text:span text:style-name="T8">presentación electrónica</text:span><text:span text:style-name="T5"> en libre office impress con un resumen de los </text:span><text:span text:style-name="T8">conceptos básicos de Active Directory</text:span><text:span text:style-name="T5"> tomando en cuenta lo siguiente (</text:span><text:span text:style-name="T8">de acuerdo a lo expuesto en el presente video</text:span><text:span text:style-name="T5">)</text:span>:</text:p>
          <text:list>
            <text:list-item>
              <text:p text:style-name="P13">¿Que es <text:s/><text:span text:style-name="T4">Active Directory?</text:span></text:p>
            </text:list-item>
            <text:list-item>
              <text:p text:style-name="P14">¿Que es <text:s/><text:span text:style-name="T6">un dominio?</text:span></text:p>
            </text:list-item>
            <text:list-item>
              <text:p text:style-name="P10"><text:span text:style-name="T41"><text:s/></text:span><text:span text:style-name="T48">¿Que es <text:s/></text:span><text:span text:style-name="T49">un </text:span><text:span text:style-name="T50">árbol</text:span><text:span text:style-name="T49">?</text:span></text:p>
            </text:list-item>
            <text:list-item>
              <text:p text:style-name="P10"><text:span text:style-name="T51"><text:s/></text:span><text:span text:style-name="T48">¿Que es <text:s/></text:span><text:span text:style-name="T49">un </text:span><text:span text:style-name="T52">bosque</text:span><text:span text:style-name="T49">?</text:span></text:p>
            </text:list-item>
            <text:list-item>
              <text:p text:style-name="P11"><text:span text:style-name="T53"><text:s/></text:span><text:span text:style-name="T48">¿Que </text:span><text:span text:style-name="T54">son las unidades organizativas</text:span><text:span text:style-name="T49">?</text:span></text:p>
            </text:list-item>
            <text:list-item>
              <text:p text:style-name="P15">¿Que son los usuarios?</text:p>
            </text:list-item>
            <text:list-item>
              <text:p text:style-name="P15">¿Que son los contactos?</text:p>
            </text:list-item>
            <text:list-item>
              <text:p text:style-name="P16">¿Que son los grupos de distribución?</text:p>
            </text:list-item>
            <text:list-item>
              <text:p text:style-name="P16">¿Que son los grupos de seguridad?</text:p>
            </text:list-item>
            <text:list-item>
              <text:p text:style-name="P17">Elaborar un mapa conceptual que muestre la jerarquía de los objetos de Active Directory.</text:p>
            </text:list-item>
          </text:list>
        </text:list-item>
        <text:list-item>
          <text:p text:style-name="P22"><text:soft-page-break/><text:span text:style-name="T26">Instalar el servicio DNS siguiendo el curso del video mencionado. </text:span><text:span text:style-name="T16">Recuerde que debe realizar exactamente lo indicado en el videotutorial</text:span><text:span text:style-name="T33">.</text:span></text:p>
          <text:list>
            <text:list-item>
              <text:p text:style-name="P18">Nombre del dominio raíz: “<text:span text:style-name="T11">bosque-</text:span><text:span text:style-name="T10">N</text:span><text:span text:style-name="T12">N</text:span><text:span text:style-name="T10">N</text:span><text:span text:style-name="T7">.</text:span><text:span text:style-name="T9">local</text:span>” <text:span text:style-name="T20">donde “NNN” corresponde </text:span><text:span text:style-name="T60">a las iniciales</text:span><text:span text:style-name="T61"> </text:span><text:span text:style-name="T60">de su nombre</text:span><text:span text:style-name="T20">.</text:span></text:p>
            </text:list-item>
            <text:list-item>
              <text:p text:style-name="P19"><text:span text:style-name="T7">Contraseña</text:span>: (misma contraseña de la instalación de windows server).</text:p>
            </text:list-item>
            <text:list-item>
              <text:p text:style-name="P20"><text:span text:style-name="T39">U</text:span><text:span text:style-name="T38">na vez que </text:span><text:span text:style-name="T39">finaliza la instalación d</text:span><text:span text:style-name="T38">el servicio <text:s/>DNS </text:span><text:span text:style-name="T39">debe</text:span><text:span text:style-name="T38"> </text:span><text:span text:style-name="T39">r</text:span><text:span text:style-name="T38">ealizar las comprobaciones y modificaciones </text:span><text:span text:style-name="T39">que se indican</text:span><text:span text:style-name="T38"> </text:span><text:span text:style-name="T40">en las tarjetas de red y demás</text:span>.</text:p>
            </text:list-item>
          </text:list>
        </text:list-item>
        <text:list-item>
          <text:p text:style-name="P23"><text:span text:style-name="T34">Dentro de l</text:span><text:span text:style-name="T35">a</text:span><text:span text:style-name="T34"> </text:span><text:span text:style-name="T36">presentación</text:span><text:span text:style-name="T34"> </text:span><text:span text:style-name="T18">debe especificar “Elaborado por</text:span><text:span text:style-name="T34">:” (su nombre completo iniciando por los apellidos).</text:span></text:p>
        </text:list-item>
        <text:list-item>
          <text:p text:style-name="P24"><text:span text:style-name="T34">Enviar al email del docente los documentos generados (.odp y .pdf) </text:span><text:span text:style-name="T18">especificando número de actividad </text:span><text:span text:style-name="T19">+ nombre completo del alumno </text:span><text:span text:style-name="T18">+ </text:span><text:span text:style-name="T24">ActiveDirectory-</text:span><text:span text:style-name="T25">rol-DNS</text:span><text:span text:style-name="T34">, tanto en el asunto del email como en el nombre de los archivos.</text:span></text:p>
        </text:list-item>
        <text:list-item>
          <text:p text:style-name="P12"><text:span text:style-name="T55">E</text:span><text:span text:style-name="T41">laborar una reflexión personal sobre esta actividad </text:span><text:span text:style-name="T56">y anotarla en su cuaderno abajo de estas instrucciones.</text:span></text:p>
        </text:list-item>
      </text:list>
      <text:p text:style-name="P2"/>
      <text:p text:style-name="P1"><text:span text:style-name="T56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317</meta:editing-cycles>
    <meta:print-date>2013-08-24T20:35:00</meta:print-date>
    <meta:creation-date>2013-08-21T00:04:00</meta:creation-date>
    <dc:date>2019-11-04T19:32:56.909417240</dc:date>
    <meta:editing-duration>PT10H59M12S</meta:editing-duration>
    <meta:generator>LibreOffice/6.0.7.3$Linux_X86_64 LibreOffice_project/00m0$Build-3</meta:generator>
    <meta:document-statistic meta:table-count="0" meta:image-count="0" meta:object-count="0" meta:page-count="2" meta:paragraph-count="24" meta:word-count="375" meta:character-count="2320" meta:non-whitespace-character-count="198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